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## 1. **/ (Root Directory)**</text:p>
      <text:p text:style-name="Standard"/>
      <text:p text:style-name="Standard">- **Definition**: The root directory is the top-level directory of the entire Linux file system. All files and directories are part of this root hierarchy.</text:p>
      <text:p text:style-name="Standard">- **Syntax**: `/`</text:p>
      <text:p text:style-name="Standard">- **Example**: All other directories like `/bin`, `/etc`, `/home` are located under `/`.</text:p>
      <text:p text:style-name="Standard"><text:s text:c="2"/></text:p>
      <text:p text:style-name="Standard"><text:s text:c="2"/>```bash</text:p>
      <text:p text:style-name="Standard"><text:s text:c="2"/>cd / <text:s text:c="3"/># Navigates to the root directory</text:p>
      <text:p text:style-name="Standard"><text:s text:c="2"/>ls / <text:s text:c="3"/># Lists all directories/files at the root level</text:p>
      <text:p text:style-name="Standard"><text:s text:c="2"/>```</text:p>
      <text:p text:style-name="Standard"/>
      <text:p text:style-name="Standard">---</text:p>
      <text:p text:style-name="Standard"/>
      <text:p text:style-name="Standard">### 2. **/bin (Binary)**</text:p>
      <text:p text:style-name="Standard"/>
      <text:p text:style-name="Standard">- **Definition**: This directory contains essential system binaries (executables) that are required for basic system functioning, even in single-user mode.</text:p>
      <text:p text:style-name="Standard">- **Syntax**: `/bin/command`</text:p>
      <text:p text:style-name="Standard">- **Example**: The `ls` command, used to list files, is stored here.</text:p>
      <text:p text:style-name="Standard"><text:s text:c="2"/></text:p>
      <text:p text:style-name="Standard"><text:s text:c="2"/>```bash</text:p>
      <text:p text:style-name="Standard"><text:s text:c="2"/>ls /bin <text:s text:c="3"/># Lists all executables in /bin</text:p>
      <text:p text:style-name="Standard"><text:s text:c="2"/>ls /bin/ls <text:s/># Displays the `ls` executable</text:p>
      <text:p text:style-name="Standard"><text:s text:c="2"/>```</text:p>
      <text:p text:style-name="Standard"/>
      <text:p text:style-name="Standard">---</text:p>
      <text:p text:style-name="Standard"/>
      <text:p text:style-name="Standard">### 3. **/boot**</text:p>
      <text:p text:style-name="Standard"/>
      <text:p text:style-name="Standard">- **Definition**: Contains files needed to boot the system, including the kernel, bootloader configuration, and initial RAM disk.</text:p>
      <text:p text:style-name="Standard">- **Syntax**: `/boot/file`</text:p>
      <text:p text:style-name="Standard">- **Example**: The kernel file (`vmlinuz`) and bootloader configuration (`grub/`) are located here.</text:p>
      <text:p text:style-name="Standard"><text:s text:c="2"/></text:p>
      <text:p text:style-name="Standard"><text:s text:c="2"/>```bash</text:p>
      <text:p text:style-name="Standard"><text:s text:c="2"/>ls /boot <text:s text:c="3"/># Lists boot files such as `vmlinuz` and `grub/`</text:p>
      <text:p text:style-name="Standard"><text:s text:c="2"/>```</text:p>
      <text:p text:style-name="Standard"/>
      <text:p text:style-name="Standard">---</text:p>
      <text:p text:style-name="Standard"/>
      <text:p text:style-name="Standard">### 4. **/dev (Device Files)**</text:p>
      <text:p text:style-name="Standard"/>
      <text:p text:style-name="Standard">- **Definition**: Contains device files that represent hardware and virtual devices, such as hard drives, printers, and terminals.</text:p>
      <text:p text:style-name="Standard">- **Syntax**: `/dev/device_name`</text:p>
      <text:p text:style-name="Standard">- **Example**: `/dev/sda` represents the first hard disk in the system.</text:p>
      <text:p text:style-name="Standard"><text:soft-page-break/><text:s text:c="2"/></text:p>
      <text:p text:style-name="Standard"><text:s text:c="2"/>```bash</text:p>
      <text:p text:style-name="Standard"><text:s text:c="2"/>ls /dev <text:s text:c="3"/># Lists devices like `/dev/sda`, `/dev/tty`, etc.</text:p>
      <text:p text:style-name="Standard"><text:s text:c="2"/>cat /dev/null <text:s/># Discards any output, a special device file.</text:p>
      <text:p text:style-name="Standard"><text:s text:c="2"/>```</text:p>
      <text:p text:style-name="Standard"/>
      <text:p text:style-name="Standard">---</text:p>
      <text:p text:style-name="Standard"/>
      <text:p text:style-name="Standard">### 5. **/etc (Configuration Files)**</text:p>
      <text:p text:style-name="Standard"/>
      <text:p text:style-name="Standard">- **Definition**: Stores system-wide configuration files and directories for system settings and software configuration.</text:p>
      <text:p text:style-name="Standard">- **Syntax**: `/etc/file_name`</text:p>
      <text:p text:style-name="Standard">- **Example**: `/etc/passwd` contains user account information; `/etc/network/` contains network configuration.</text:p>
      <text:p text:style-name="Standard"><text:s text:c="2"/></text:p>
      <text:p text:style-name="Standard"><text:s text:c="2"/>```bash</text:p>
      <text:p text:style-name="Standard"><text:s text:c="2"/>cat /etc/passwd <text:s/># Displays user account info</text:p>
      <text:p text:style-name="Standard"><text:s text:c="2"/>ls /etc/network <text:s/># Lists network configuration files</text:p>
      <text:p text:style-name="Standard"><text:s text:c="2"/>```</text:p>
      <text:p text:style-name="Standard"/>
      <text:p text:style-name="Standard">---</text:p>
      <text:p text:style-name="Standard"/>
      <text:p text:style-name="Standard">### 6. **/home**</text:p>
      <text:p text:style-name="Standard"/>
      <text:p text:style-name="Standard">- **Definition**: This is the default directory where user data and personal files are stored. Each user has a subdirectory under `/home`.</text:p>
      <text:p text:style-name="Standard">- **Syntax**: `/home/username`</text:p>
      <text:p text:style-name="Standard">- **Example**: `/home/john` is the home directory for user "john".</text:p>
      <text:p text:style-name="Standard"><text:s text:c="2"/></text:p>
      <text:p text:style-name="Standard"><text:s text:c="2"/>```bash</text:p>
      <text:p text:style-name="Standard"><text:s text:c="2"/>ls /home <text:s text:c="3"/># Lists user directories like `/home/john`</text:p>
      <text:p text:style-name="Standard"><text:s text:c="2"/>cd /home/john <text:s/># Navigates to John's home directory</text:p>
      <text:p text:style-name="Standard"><text:s text:c="2"/>```</text:p>
      <text:p text:style-name="Standard"/>
      <text:p text:style-name="Standard">---</text:p>
      <text:p text:style-name="Standard"/>
      <text:p text:style-name="Standard">### 7. **/media**</text:p>
      <text:p text:style-name="Standard"/>
      <text:p text:style-name="Standard">- **Definition**: This directory is used for mounting external devices like USB drives, CD/DVDs, and other removable storage.</text:p>
      <text:p text:style-name="Standard">- **Syntax**: `/media/device_name`</text:p>
      <text:p text:style-name="Standard">- **Example**: `/media/usb` might be where an external USB drive is mounted.</text:p>
      <text:p text:style-name="Standard"><text:s text:c="2"/></text:p>
      <text:p text:style-name="Standard"><text:s text:c="2"/>```bash</text:p>
      <text:p text:style-name="Standard"><text:s text:c="2"/>ls /media <text:s text:c="2"/># Lists mounted media devices like `/media/usb`</text:p>
      <text:p text:style-name="Standard"><text:s text:c="2"/>```</text:p>
      <text:p text:style-name="Standard"/>
      <text:p text:style-name="Standard">---</text:p>
      <text:p text:style-name="Standard"><text:soft-page-break/></text:p>
      <text:p text:style-name="Standard">### 8. **/log (Log Files)**</text:p>
      <text:p text:style-name="Standard"/>
      <text:p text:style-name="Standard">- **Definition**: Usually part of `/var/log`, this directory stores logs for various system and application activities (though `/var/log` is more common).</text:p>
      <text:p text:style-name="Standard">- **Syntax**: `/var/log/log_file`</text:p>
      <text:p text:style-name="Standard">- **Example**: `/var/log/syslog` stores system log messages.</text:p>
      <text:p text:style-name="Standard"><text:s text:c="2"/></text:p>
      <text:p text:style-name="Standard"><text:s text:c="2"/>```bash</text:p>
      <text:p text:style-name="Standard"><text:s text:c="2"/>tail -f /var/log/syslog <text:s/># Displays real-time log updates</text:p>
      <text:p text:style-name="Standard"><text:s text:c="2"/>```</text:p>
      <text:p text:style-name="Standard"/>
      <text:p text:style-name="Standard">---</text:p>
      <text:p text:style-name="Standard"/>
      <text:p text:style-name="Standard">### 9. **/mnt (Mount Points)**</text:p>
      <text:p text:style-name="Standard"/>
      <text:p text:style-name="Standard">- **Definition**: A temporary mount point used to manually mount external filesystems, such as network drives or additional hard drives.</text:p>
      <text:p text:style-name="Standard">- **Syntax**: `/mnt/device`</text:p>
      <text:p text:style-name="Standard">- **Example**: `/mnt/usb` could be a directory where an external drive is manually mounted.</text:p>
      <text:p text:style-name="Standard"><text:s text:c="2"/></text:p>
      <text:p text:style-name="Standard"><text:s text:c="2"/>```bash</text:p>
      <text:p text:style-name="Standard"><text:s text:c="2"/>ls /mnt <text:s text:c="3"/># Lists manually mounted devices, e.g., `/mnt/usb`</text:p>
      <text:p text:style-name="Standard"><text:s text:c="2"/>mount /dev/sdb1 /mnt/usb <text:s text:c="2"/># Mounts a device to `/mnt/usb`</text:p>
      <text:p text:style-name="Standard"><text:s text:c="2"/>```</text:p>
      <text:p text:style-name="Standard"/>
      <text:p text:style-name="Standard">---</text:p>
      <text:p text:style-name="Standard"/>
      <text:p text:style-name="Standard">### 10. **/lib (Libraries)**</text:p>
      <text:p text:style-name="Standard"/>
      <text:p text:style-name="Standard">- **Definition**: Contains shared libraries that are required for system binaries (from `/bin` and `/sbin`) to work. These libraries are critical for executing commands.</text:p>
      <text:p text:style-name="Standard">- **Syntax**: `/lib/library_name`</text:p>
      <text:p text:style-name="Standard">- **Example**: `/lib/libc.so` is the standard C library shared by many programs.</text:p>
      <text:p text:style-name="Standard"><text:s text:c="2"/></text:p>
      <text:p text:style-name="Standard"><text:s text:c="2"/>```bash</text:p>
      <text:p text:style-name="Standard"><text:s text:c="2"/>ls /lib <text:s text:c="3"/># Lists libraries used by system programs</text:p>
      <text:p text:style-name="Standard"><text:s text:c="2"/>```</text:p>
      <text:p text:style-name="Standard"/>
      <text:p text:style-name="Standard">---</text:p>
      <text:p text:style-name="Standard"/>
      <text:p text:style-name="Standard">### Summary Example Structure:</text:p>
      <text:p text:style-name="Standard"/>
      <text:p text:style-name="Standard">```</text:p>
      <text:p text:style-name="Standard">/</text:p>
      <text:p text:style-name="Standard">├── bin/ <text:s text:c="5"/># Essential binaries (e.g., `ls`, `cp`)</text:p>
      <text:p text:style-name="Standard">├── boot/ <text:s text:c="4"/># Bootloader files (e.g., `vmlinuz`, `grub/`)</text:p>
      <text:p text:style-name="Standard">├── dev/ <text:s text:c="5"/># Device files (e.g., `/dev/sda`, `/dev/null`)</text:p>
      <text:p text:style-name="Standard">├── etc/ <text:s text:c="5"/># System configuration files (e.g., `/etc/passwd`)</text:p>
      <text:p text:style-name="Standard"><text:soft-page-break/>├── home/ <text:s text:c="4"/># User home directories (e.g., `/home/john`)</text:p>
      <text:p text:style-name="Standard">├── media/ <text:s text:c="3"/># Mounted removable media (e.g., `/media/usb`)</text:p>
      <text:p text:style-name="Standard">├── mnt/ <text:s text:c="5"/># Manually mounted devices (e.g., `/mnt/usb`)</text:p>
      <text:p text:style-name="Standard">├── lib/ <text:s text:c="5"/># System libraries (e.g., `/lib/libc.so`)</text:p>
      <text:p text:style-name="Standard">└── var/ <text:s text:c="5"/># Variable files, including logs (e.g., `/var/log/syslog`)</text:p>
      <text:p text:style-name="Standard">```</text:p>
      <text:p text:style-name="Standard"/>
      <text:p text:style-name="Standard">This structure helps keep the Linux file system organized, with dedicated directories for system files, user files, devices, and configuration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3T13:34:12.032451466</meta:creation-date>
    <dc:date>2025-03-03T13:47:00.680754896</dc:date>
    <meta:editing-duration>PT1M5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10" meta:word-count="653" meta:character-count="4557" meta:non-whitespace-character-count="3837"/>
  </office:meta>
</office:document-meta>
</file>